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in" fo:margin-right="-0.0445in" fo:text-indent="0in" style:auto-text-indent="false" style:page-number="auto"/>
    </style:style>
    <style:style style:name="P3" style:family="paragraph" style:parent-style-name="Standard">
      <style:paragraph-properties fo:margin-left="0in" fo:margin-right="-0.0445in" fo:text-indent="0in" style:auto-text-indent="false"/>
    </style:style>
    <style:style style:name="P4" style:family="paragraph" style:parent-style-name="Standard">
      <style:paragraph-properties fo:margin-left="0in" fo:margin-right="-0.0445in" fo:text-indent="0in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-0.0445in" fo:text-indent="0in" style:auto-text-indent="false" fo:break-before="page"/>
    </style:style>
    <style:style style:name="T1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Sect1" style:family="section">
      <style:section-properties text:dont-balance-text-columns="true" style:editable="false">
        <style:columns fo:column-count="3">
          <style:column style:rel-width="21253*" fo:start-indent="0in" fo:end-indent="0.2035in"/>
          <style:column style:rel-width="23033*" fo:start-indent="0.2035in" fo:end-indent="0.2035in"/>
          <style:column style:rel-width="21249*" fo:start-indent="0.203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"><text:span text:style-name="T1">FLETE 1</text:span><text:span text:style-name="T3"> <text:s text:c="7"/></text:span></text:p>
        <text:p text:style-name="P3">020) Álvarez Eventos. 15</text:p>
        <text:p text:style-name="P3">Bananas Docena. 0,5</text:p>
        <text:p text:style-name="P3">Manzana Verde Kg. 8 uni</text:p>
        <text:p text:style-name="P3">Durazno Kg. 0,5</text:p>
        <text:p text:style-name="P3">Zukini Kg. 2 uni</text:p>
        <text:p text:style-name="P3">Naranja Docena. 0,5</text:p>
        <text:p text:style-name="P3">Ajo cabeza. 1</text:p>
        <text:p text:style-name="P3">Limón Docena. 1,25</text:p>
        <text:p text:style-name="P3">Papa bolsa. 2</text:p>
        <text:p text:style-name="P3">Zapallito verde kg. 0,5</text:p>
        <text:p text:style-name="P3">Frutilla Kg. 1</text:p>
        <text:p text:style-name="P3">Melón. 1</text:p>
        <text:p text:style-name="P3">Morrón Rojo Kg. 1</text:p>
        <text:p text:style-name="P3">Morrón Verde Kg. 1</text:p>
        <text:p text:style-name="P3">Zanahoria por Kg. 0,5</text:p>
        <text:p text:style-name="P3">Tomate Perita Kg. 3</text:p>
        <text:p text:style-name="P3">Apio. 0,5</text:p>
        <text:p text:style-name="P3">Verdeo. 1</text:p>
        <text:p text:style-name="P3">Perejil. 0,5</text:p>
        <text:p text:style-name="P3"><text:soft-page-break/>Lechuga Crespa unidad. 1</text:p>
        <text:p text:style-name="P3">Kiwi kg. 6 uni</text:p>
        <text:p text:style-name="P3"><text:s text:c="8"/></text:p>
        <text:p text:style-name="P3">021) Estación Belgrano. 138</text:p>
        <text:p text:style-name="P3">Bananas Docena. 2</text:p>
        <text:p text:style-name="P3">Morron Amarillo. 0,5</text:p>
        <text:p text:style-name="P3">Manzana Roja Kg. 0,5</text:p>
        <text:p text:style-name="P3">Ciruela Cajón. 1</text:p>
        <text:p text:style-name="P3">Durazno Cajón. 1</text:p>
        <text:p text:style-name="P3">Uva Kg. 0,5</text:p>
        <text:p text:style-name="P3">Miel de Abeja. 1</text:p>
        <text:p text:style-name="P3">Berenjena Kg. 0,5</text:p>
        <text:p text:style-name="P3">Pomelo Docena. 0,5</text:p>
        <text:p text:style-name="P3">Zukini Kg. 0,5</text:p>
        <text:p text:style-name="P3">Papa bolsa. 1</text:p>
        <text:p text:style-name="P3">Naranja jaula. 2</text:p>
        <text:p text:style-name="P3">Limón jaula. 0,5</text:p>
        <text:p text:style-name="P3">Tomate Cherry Kg. 1,5</text:p>
        <text:p text:style-name="P3">Papines por kg. ,5. mix</text:p>
        <text:p text:style-name="P3">Tomate Perita Kg. 3</text:p>
        <text:p text:style-name="P3">Palta Madura por Kg. 6</text:p>
        <text:p text:style-name="P3"><text:soft-page-break/>Rucula unidad. 5</text:p>
        <text:p text:style-name="P3">Berro. 1</text:p>
        <text:p text:style-name="P3">Apio. 1</text:p>
        <text:p text:style-name="P3">Lechuga Crespa unidad. 1</text:p>
        <text:p text:style-name="P3">Lechuga Morada unidad. 1</text:p>
        <text:p text:style-name="P3"><text:s text:c="8"/></text:p>
        <text:p text:style-name="P3">002) Estación Buenos Aires. 139</text:p>
        <text:p text:style-name="P3">Bananas Docena. 2</text:p>
        <text:p text:style-name="P3">Cebolla Kg. 2</text:p>
        <text:p text:style-name="P3">Naranja Docena. 0,5</text:p>
        <text:p text:style-name="P3">Limón Docena. 1</text:p>
        <text:p text:style-name="P3">Tomate Cherry Kg. 0,5</text:p>
        <text:p text:style-name="P3">Tomate Perita Kg. 2</text:p>
        <text:p text:style-name="P3">Palta Madura por Kg. 1</text:p>
        <text:p text:style-name="P3">Lechuga Crespa unidad. 1</text:p>
        <text:p text:style-name="P3">Lechuga Morada unidad. 1</text:p>
        <text:p text:style-name="P3">Acelga. 2</text:p>
        <text:p text:style-name="P3"><text:s text:c="8"/></text:p>
        <text:p text:style-name="P3">005) Barrett. 133</text:p>
        <text:p text:style-name="P3">Manzana Verde Kg. 1</text:p>
        <text:p text:style-name="P3">Tomate Cherry Kg. 0,5</text:p>
        <text:p text:style-name="P3"><text:soft-page-break/>Pepino kg. 1 uni</text:p>
        <text:p text:style-name="P3">Zanahoria por Kg. 1</text:p>
        <text:p text:style-name="P3">Tomate Perita Kg. 3</text:p>
        <text:p text:style-name="P3">Palta Madura por Kg. 5</text:p>
        <text:p text:style-name="P3">Lechuga Crespa unidad. 1</text:p>
        <text:p text:style-name="P3"><text:s text:c="8"/></text:p>
        <text:p text:style-name="P3">010) Mauri del milagro 352. 53</text:p>
        <text:p text:style-name="P3">Bananas Docena. 1</text:p>
        <text:p text:style-name="P3">Manzana Roja Kg. 1,5</text:p>
        <text:p text:style-name="P3">Ciruela Kg. 1</text:p>
        <text:p text:style-name="P3">Cebolla Kg. 2</text:p>
        <text:p text:style-name="P3">Naranja Docena. 0,75</text:p>
        <text:p text:style-name="P3">Zapallito verde kg. 1</text:p>
        <text:p text:style-name="P3">Zanahoria por Kg. 0,5</text:p>
        <text:p text:style-name="P3">Lechuga Mantecosa unidad. 1</text:p>
        <text:p text:style-name="P3"><text:s text:c="8"/></text:p>
        <text:p text:style-name="P3">016) House. 90</text:p>
        <text:p text:style-name="P3">Bananas Docena. 2</text:p>
        <text:p text:style-name="P3">Pomelo Jaula. 1</text:p>
        <text:p text:style-name="P3">Papa bolsa. 3</text:p>
        <text:p text:style-name="P3">Naranja jaula. 1</text:p>
        <text:p text:style-name="P3"><text:soft-page-break/>Limón jaula. 1</text:p>
        <text:p text:style-name="P3">Tomate Cherry Kg. 2</text:p>
        <text:p text:style-name="P3">Morrón Rojo Kg. 1</text:p>
        <text:p text:style-name="P3">Morrón Verde Kg. 1</text:p>
        <text:p text:style-name="P3">Zanahoria por Kg. 2</text:p>
        <text:p text:style-name="P3">Tomate Perita Kg. 2</text:p>
        <text:p text:style-name="P3">Palta Madura por Kg. 3</text:p>
        <text:p text:style-name="P3">Rucula unidad. 2</text:p>
        <text:p text:style-name="P3">Lechuga Crespa unidad. 3</text:p>
        <text:p text:style-name="P3"><text:s text:c="8"/></text:p>
        <text:p text:style-name="P3">018) Estación Terminal. 127</text:p>
        <text:p text:style-name="P3">Bananas Docena. 1</text:p>
        <text:p text:style-name="P3">Uva Kg. 0,5</text:p>
        <text:p text:style-name="P3">Ajo Ristra. 0,5</text:p>
        <text:p text:style-name="P3">Papa bolsa. 1</text:p>
        <text:p text:style-name="P3">Tomate cajón. 1</text:p>
        <text:p text:style-name="P3">Zanahoria por Kg. 2</text:p>
        <text:p text:style-name="P3"><text:s text:c="8"/></text:p>
        <text:p text:style-name="P3">025) Spot. 70</text:p>
        <text:p text:style-name="P3">Bananas Docena. 1</text:p>
        <text:p text:style-name="P3">Huevos Maple. 2</text:p>
        <text:p text:style-name="P3"><text:soft-page-break/>Pomelo Docena. 2</text:p>
        <text:p text:style-name="P3">Limón Docena. 2</text:p>
        <text:p text:style-name="P3">Menta. 1</text:p>
        <text:p text:style-name="P3">Naranja jaula. 1</text:p>
        <text:p text:style-name="P3">Tomate Perita Kg. 2</text:p>
        <text:p text:style-name="P3">Palta Madura por Kg. 1</text:p>
        <text:p text:style-name="P3">Lechuga Repollada unidad. 3</text:p>
        <text:p text:style-name="P3"><text:s text:c="8"/></text:p>
        <text:p text:style-name="P3">032) Brew. 9</text:p>
        <text:p text:style-name="P3">Zukini Kg. 1</text:p>
        <text:p text:style-name="P3">Menta. 1</text:p>
        <text:p text:style-name="P3">Papa bolsa. 1</text:p>
        <text:p text:style-name="P3">Cebolla bolsa. 1</text:p>
        <text:p text:style-name="P3">Tomate cajón. 1</text:p>
        <text:p text:style-name="P3">Limón jaula. 1</text:p>
        <text:p text:style-name="P3">Tomate Cherry Kg. 1</text:p>
        <text:p text:style-name="P3">Morrón Rojo Kg. 2</text:p>
        <text:p text:style-name="P3">Morrón Verde Kg. 1</text:p>
        <text:p text:style-name="P3">Jengibre Kg. 0,5</text:p>
        <text:p text:style-name="P3">Zanahoria por Kg. 2</text:p>
        <text:p text:style-name="P3">Palta Madura por Kg. 1</text:p>
        <text:p text:style-name="P3"><text:soft-page-break/>Rucula unidad. 4</text:p>
        <text:p text:style-name="P3">Puerro. 1</text:p>
        <text:p text:style-name="P3">Apio. 1</text:p>
        <text:p text:style-name="P3">Verdeo. 2</text:p>
        <text:p text:style-name="P3">Lechuga Crespa unidad. 1</text:p>
        <text:p text:style-name="P3"><text:s text:c="8"/></text:p>
        <text:p text:style-name="P3">035) Mapogo. 140</text:p>
        <text:p text:style-name="P3">Bananas Docena. 3</text:p>
        <text:p text:style-name="P3">Brote de Soja. 2</text:p>
        <text:p text:style-name="P3">Morron Amarillo. 1</text:p>
        <text:p text:style-name="P3">Pera Kg. 2</text:p>
        <text:p text:style-name="P3">Manzana Roja Kg. 2</text:p>
        <text:p text:style-name="P3">Manzana Verde Kg. 1,5</text:p>
        <text:p text:style-name="P3">Ciruela Kg. 2</text:p>
        <text:p text:style-name="P3">Durazno Kg. 1,5</text:p>
        <text:p text:style-name="P3">Miel de Caña. 1</text:p>
        <text:p text:style-name="P3">Miel de Abeja. 2</text:p>
        <text:p text:style-name="P3">Berenjena Kg. 2</text:p>
        <text:p text:style-name="P3">Cebolla Morada Kg. 3</text:p>
        <text:p text:style-name="P3">Zukini Kg. 1</text:p>
        <text:p text:style-name="P3">Arándanos bandeja. 4</text:p>
        <text:p text:style-name="P3"><text:soft-page-break/>Cebolla bolsa. 1</text:p>
        <text:p text:style-name="P3">Naranja jaula. 2</text:p>
        <text:p text:style-name="P3">Limón jaula. 1</text:p>
        <text:p text:style-name="P3">Tomate Cherry Kg. 2</text:p>
        <text:p text:style-name="P3">Repollo Morado. 1</text:p>
        <text:p text:style-name="P3">Papines por kg. 1</text:p>
        <text:p text:style-name="P3">Melón. 1</text:p>
        <text:p text:style-name="P3">Sandía. 1</text:p>
        <text:p text:style-name="P3">Morrón Rojo Kg. 3</text:p>
        <text:p text:style-name="P3">Morrón Verde Kg. 1</text:p>
        <text:p text:style-name="P3">Pepino kg. 1</text:p>
        <text:p text:style-name="P3">Mango kg. 1,5</text:p>
        <text:p text:style-name="P3">Zanahoria por Kg. 2</text:p>
        <text:p text:style-name="P3">Tomate Perita Kg. 2</text:p>
        <text:p text:style-name="P3">Palta Madura por Kg. 15</text:p>
        <text:p text:style-name="P3">Rucula unidad. 2</text:p>
        <text:p text:style-name="P3">Espinaca. 2</text:p>
        <text:p text:style-name="P3">Lechuga Crespa unidad. 2</text:p>
        <text:p text:style-name="P3">Lechuga Morada unidad. 5</text:p>
        <text:p text:style-name="P3">Lechuga Mantecosa unidad. 2</text:p>
        <text:p text:style-name="P3">Rabanito. 1</text:p>
        <text:p text:style-name="P3"><text:soft-page-break/>Kiwi kg. 3</text:p>
        <text:p text:style-name="P3"><text:s text:c="8"/></text:p>
        <text:p text:style-name="P3">038) La Fiamma Paseo Guemes. 121</text:p>
        <text:p text:style-name="P3">Ciruela Kg. 1</text:p>
        <text:p text:style-name="P3">Menta. 1</text:p>
        <text:p text:style-name="P3">Papa bolsa. 3</text:p>
        <text:p text:style-name="P3">Tomate cajón. 1</text:p>
        <text:p text:style-name="P3">Limón jaula. 1</text:p>
        <text:p text:style-name="P3">Morrón rojo jaula. 0,5</text:p>
        <text:p text:style-name="P3">Zanahoria Atado. 1</text:p>
        <text:p text:style-name="P3">Rucula unidad. 3</text:p>
        <text:p text:style-name="P3">Apio. 1</text:p>
        <text:p text:style-name="P3">Lechuga Crespa unidad. 5</text:p>
        <text:p text:style-name="P3">Albahaca unidad. 1</text:p>
        <text:p text:style-name="P3">Acelga. 4</text:p>
        <text:p text:style-name="P3">Ají dulce. 2</text:p>
        <text:p text:style-name="P3"><text:s text:c="8"/></text:p>
        <text:p text:style-name="P3">040) Gertrudis Cafe. 112</text:p>
        <text:p text:style-name="P3">Bananas Docena. 3</text:p>
        <text:p text:style-name="P3">Manzana Verde Kg. 1</text:p>
        <text:p text:style-name="P3">Ciruela Kg. 1</text:p>
        <text:p text:style-name="P3"><text:soft-page-break/>Limón Docena. 1</text:p>
        <text:p text:style-name="P3">Papa por Kg. 3</text:p>
        <text:p text:style-name="P3">Naranja jaula. 1</text:p>
        <text:p text:style-name="P3">Mango kg. 1</text:p>
        <text:p text:style-name="P3">Zanahoria por Kg. 1</text:p>
        <text:p text:style-name="P3">Palta Madura por Kg. 4</text:p>
        <text:p text:style-name="P3"><text:s text:c="8"/></text:p>
        <text:p text:style-name="P3">043) La Fiamma Caseros. 132</text:p>
        <text:p text:style-name="P3">Ajo Ristra. 0,5</text:p>
        <text:p text:style-name="P3">Berenjena Kg. 1</text:p>
        <text:p text:style-name="P3">Naranja Docena. 3</text:p>
        <text:p text:style-name="P3">Tomate cajón. 2</text:p>
        <text:p text:style-name="P3">Zapallito verde kg. 1</text:p>
        <text:p text:style-name="P3">Zapallo Amarillo Kg. 3</text:p>
        <text:p text:style-name="P3">Rucula unidad. 6</text:p>
        <text:p text:style-name="P3">Lechuga Repollada unidad. 4</text:p>
        <text:p text:style-name="P3">Puerro. 0,5</text:p>
        <text:p text:style-name="P3">Apio. 1</text:p>
        <text:p text:style-name="P3">Verdeo. 1</text:p>
        <text:p text:style-name="P3">Perejil. 0,5</text:p>
        <text:p text:style-name="P3">Espinaca. 5</text:p>
        <text:p text:style-name="P3"><text:soft-page-break/><text:s text:c="8"/></text:p>
        <text:p text:style-name="P3">051) Vaca Club. 73</text:p>
        <text:p text:style-name="P3">Bananas Docena. 1</text:p>
        <text:p text:style-name="P3">Papa bolsa. 2</text:p>
        <text:p text:style-name="P3">Tomate cajón. 1</text:p>
        <text:p text:style-name="P3">Limón jaula. 0,5</text:p>
        <text:p text:style-name="P3">Zanahoria por Kg. 4</text:p>
        <text:p text:style-name="P3">Verdeo. 3</text:p>
        <text:p text:style-name="P3">Lechuga Crespa unidad. 3</text:p>
        <text:p text:style-name="P3"><text:s text:c="7"/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 text:c="7"/></text:p>
        <text:p text:style-name="P3"><text:span text:style-name="T2">SUMA FLETE 1</text:span></text:p>
        <text:p text:style-name="P3">Bananas Docena<text:tab/>16,5</text:p>
        <text:p text:style-name="P3">Huevos Maple<text:tab/>2</text:p>
        <text:p text:style-name="P3">Brote de Soja<text:tab/>2</text:p>
        <text:p text:style-name="P3">Morron Amarillo<text:tab/>1,5</text:p>
        <text:p text:style-name="P3">Manzana Verde Kg<text:tab/>3,5</text:p>
        <text:p text:style-name="P3">Ciruela Cajón<text:tab/>1</text:p>
        <text:p text:style-name="P3"><text:soft-page-break/>Ciruela Kg<text:tab/>5</text:p>
        <text:p text:style-name="P3">Durazno Cajón<text:tab/>1</text:p>
        <text:p text:style-name="P3">Durazno Kg<text:tab/>2</text:p>
        <text:p text:style-name="P3">Miel de Caña<text:tab/>1</text:p>
        <text:p text:style-name="P3">Miel de Abeja<text:tab/>3</text:p>
        <text:p text:style-name="P3">Ajo Ristra<text:tab/>1</text:p>
        <text:p text:style-name="P3">Pomelo Jaula<text:tab/>1</text:p>
        <text:p text:style-name="P3">Ajo cabeza<text:tab/>1</text:p>
        <text:p text:style-name="P3">Arándanos bandeja<text:tab/>4</text:p>
        <text:p text:style-name="P3">Menta<text:tab/>3</text:p>
        <text:p text:style-name="P3">Papa bolsa<text:tab/>13</text:p>
        <text:p text:style-name="P3">Cebolla bolsa<text:tab/>2</text:p>
        <text:p text:style-name="P3">Tomate cajón<text:tab/>6</text:p>
        <text:p text:style-name="P3">Naranja jaula<text:tab/>7</text:p>
        <text:p text:style-name="P3">Limón jaula<text:tab/>5</text:p>
        <text:p text:style-name="P3">Morrón rojo jaula<text:tab/>0,5</text:p>
        <text:p text:style-name="P3">Repollo Morado<text:tab/>1</text:p>
        <text:p text:style-name="P3">Zanahoria Atado<text:tab/>1</text:p>
        <text:p text:style-name="P3">Papines por kg<text:tab/>1,5</text:p>
        <text:p text:style-name="P3">Melón<text:tab/>2</text:p>
        <text:p text:style-name="P3">Sandía<text:tab/>1</text:p>
        <text:p text:style-name="P3"><text:soft-page-break/>Berro<text:tab/>1</text:p>
        <text:p text:style-name="P3">Albahaca unidad<text:tab/>1</text:p>
        <text:p text:style-name="P3">Rabanito<text:tab/>1</text:p>
        <text:p text:style-name="P5"><text:span text:style-name="T2">FLETE 2</text:span></text:p>
        <text:p text:style-name="P3">023) Los Diaz Confitería. 61</text:p>
        <text:p text:style-name="P3">Bananas Docena. 2</text:p>
        <text:p text:style-name="P3">Pera Kg. 2</text:p>
        <text:p text:style-name="P3">Manzana Roja Kg. 2</text:p>
        <text:p text:style-name="P3">Ciruela Kg. 2</text:p>
        <text:p text:style-name="P3">Durazno Kg. 2</text:p>
        <text:p text:style-name="P3">Uva Kg. 1</text:p>
        <text:p text:style-name="P3">Pomelo Jaula. 1</text:p>
        <text:p text:style-name="P3">Menta. 1</text:p>
        <text:p text:style-name="P3">Naranja jaula. 3</text:p>
        <text:p text:style-name="P3">Limón jaula. 0,5</text:p>
        <text:p text:style-name="P3">Tomate Perita Kg. 1</text:p>
        <text:p text:style-name="P3"><text:s text:c="8"/></text:p>
        <text:p text:style-name="P3">024) Los Diaz Heladería. 58</text:p>
        <text:p text:style-name="P3">Bananas Docena. 3</text:p>
        <text:p text:style-name="P3"><text:s text:c="8"/></text:p>
        <text:p text:style-name="P3">003) Tuchito. 44</text:p>
        <text:p text:style-name="P3">Bananas Docena. 2</text:p>
        <text:p text:style-name="P3">Cebolla Kg. 2</text:p>
        <text:p text:style-name="P3">Tomate cajón. 0,5</text:p>
        <text:p text:style-name="P3"><text:soft-page-break/>Limón jaula. 0,5</text:p>
        <text:p text:style-name="P3">Lechuga Repollada unidad. 2</text:p>
        <text:p text:style-name="P3"><text:s text:c="8"/></text:p>
        <text:p text:style-name="P3">007) Factury. 138</text:p>
        <text:p text:style-name="P3">Bananas Docena. 0,5</text:p>
        <text:p text:style-name="P3">Papa bolsa. 0,5</text:p>
        <text:p text:style-name="P3">Naranja jaula. 0,5</text:p>
        <text:p text:style-name="P3">Palta Madura por Kg. 1</text:p>
        <text:p text:style-name="P3">Rucula unidad. 2</text:p>
        <text:p text:style-name="P3">Lechuga Repollada unidad. 1</text:p>
        <text:p text:style-name="P3">Lechuga Morada unidad. 2</text:p>
        <text:p text:style-name="P3"><text:s text:c="8"/></text:p>
        <text:p text:style-name="P3">011) Pistacchio. 14</text:p>
        <text:p text:style-name="P3">Bananas Docena. 2</text:p>
        <text:p text:style-name="P3">Pera Kg. 2</text:p>
        <text:p text:style-name="P3">Manzana Roja Kg. 2</text:p>
        <text:p text:style-name="P3">Berenjena Kg. 2</text:p>
        <text:p text:style-name="P3">Pomelo Jaula. 0,5</text:p>
        <text:p text:style-name="P3">Cebolla Kg. 2</text:p>
        <text:p text:style-name="P3">Zukini Kg. 2</text:p>
        <text:p text:style-name="P3">Menta. 2</text:p>
        <text:p text:style-name="P3"><text:soft-page-break/>Papa bolsa. 1</text:p>
        <text:p text:style-name="P3">Limón jaula. 1</text:p>
        <text:p text:style-name="P3">Tomate Cherry Kg. 2</text:p>
        <text:p text:style-name="P3">Morrón Rojo Kg. 2</text:p>
        <text:p text:style-name="P3">Morrón Verde Kg. 1</text:p>
        <text:p text:style-name="P3">Tomate Perita Kg. 3</text:p>
        <text:p text:style-name="P3">Palta Madura por Kg. 7</text:p>
        <text:p text:style-name="P3">Rucula unidad. 1</text:p>
        <text:p text:style-name="P3">Verdeo. 0,5</text:p>
        <text:p text:style-name="P3">Kiwi kg. 2</text:p>
        <text:p text:style-name="P3"><text:s text:c="8"/></text:p>
        <text:p text:style-name="P3">012) Estación Belgrano 2. 95</text:p>
        <text:p text:style-name="P3">Bananas Docena. 1</text:p>
        <text:p text:style-name="P3">Arándanos bandeja. 2</text:p>
        <text:p text:style-name="P3">Papa bolsa. 0,5</text:p>
        <text:p text:style-name="P3">Cebolla bolsa. 0,5</text:p>
        <text:p text:style-name="P3">Naranja jaula. 0,5</text:p>
        <text:p text:style-name="P3">Calabaza kg. 1 uni</text:p>
        <text:p text:style-name="P3">Tomate Cherry Kg. 2</text:p>
        <text:p text:style-name="P3">Palta Madura por Kg. 2</text:p>
        <text:p text:style-name="P3">Rucula unidad. 4</text:p>
        <text:p text:style-name="P3"><text:soft-page-break/>Apio. 1</text:p>
        <text:p text:style-name="P3">Lechuga Morada unidad. 1</text:p>
        <text:p text:style-name="P3"><text:s text:c="8"/></text:p>
        <text:p text:style-name="P3">014) Bonito Bistro. 94</text:p>
        <text:p text:style-name="P3">Naranja jaula. 0,5</text:p>
        <text:p text:style-name="P3">Morrón Rojo Kg. 1</text:p>
        <text:p text:style-name="P3">Zanahoria por Kg. 1</text:p>
        <text:p text:style-name="P3">Tomate Perita Kg. 2</text:p>
        <text:p text:style-name="P3">Palta Madura por Kg. 2</text:p>
        <text:p text:style-name="P3">Lechuga Crespa unidad. 1</text:p>
        <text:p text:style-name="P3"><text:s text:c="8"/></text:p>
        <text:p text:style-name="P3">019) The Salad Bar. 138</text:p>
        <text:p text:style-name="P3">Bananas Docena. 0,5</text:p>
        <text:p text:style-name="P3">Huevos Maple. 1</text:p>
        <text:p text:style-name="P3">Pera Kg. 0,5</text:p>
        <text:p text:style-name="P3">Manzana Roja Kg. 1</text:p>
        <text:p text:style-name="P3">Manzana Verde Kg. 1</text:p>
        <text:p text:style-name="P3">Cebolla Kg. 1</text:p>
        <text:p text:style-name="P3">Zukini Kg. 1</text:p>
        <text:p text:style-name="P3">Naranja Docena. 2</text:p>
        <text:p text:style-name="P3">Limón Docena. 1</text:p>
        <text:p text:style-name="P3"><text:soft-page-break/>Calabaza kg. 1</text:p>
        <text:p text:style-name="P3">Tomate Cherry Kg. 1</text:p>
        <text:p text:style-name="P3">Morrón Rojo Kg. 2 uni</text:p>
        <text:p text:style-name="P3">Morrón Verde Kg. 1 uni</text:p>
        <text:p text:style-name="P3">Pepino kg. 1</text:p>
        <text:p text:style-name="P3">Zanahoria por Kg. 5</text:p>
        <text:p text:style-name="P3">Tomate Perita Kg. 1</text:p>
        <text:p text:style-name="P3">Rucula unidad. 4</text:p>
        <text:p text:style-name="P3">Brócoli. 1</text:p>
        <text:p text:style-name="P3">Remolacha. 2</text:p>
        <text:p text:style-name="P3">Lechuga Repollada unidad. 4</text:p>
        <text:p text:style-name="P3">Espinaca. 2</text:p>
        <text:p text:style-name="P3"><text:s text:c="8"/></text:p>
        <text:p text:style-name="P3">030) De Boca en Boca. 50</text:p>
        <text:p text:style-name="P3">Papa bolsa. 3</text:p>
        <text:p text:style-name="P3">Cebolla bolsa. 1</text:p>
        <text:p text:style-name="P3">Tomate cajón. 1</text:p>
        <text:p text:style-name="P3">Limón jaula. 3</text:p>
        <text:p text:style-name="P3">Zapallito verde kg. 3</text:p>
        <text:p text:style-name="P3">Zanahoria Atado. 1</text:p>
        <text:p text:style-name="P3">Morrón Rojo Kg. 4</text:p>
        <text:p text:style-name="P3"><text:soft-page-break/>Morrón Verde Kg. 4</text:p>
        <text:p text:style-name="P3">Batata Kg. 5</text:p>
        <text:p text:style-name="P3">Palta Madura por Kg. 0,5</text:p>
        <text:p text:style-name="P3">Rucula unidad. 10</text:p>
        <text:p text:style-name="P3">Verdeo. 3</text:p>
        <text:p text:style-name="P3">Arveja por Kg. 2</text:p>
        <text:p text:style-name="P3">Aji Picante por Kg. 0,25</text:p>
        <text:p text:style-name="P3">Chaucha por Kg. 1</text:p>
        <text:p text:style-name="P3">Lechuga Crespa unidad. 15</text:p>
        <text:p text:style-name="P3">Albahaca unidad. 1</text:p>
        <text:p text:style-name="P3"><text:s text:c="8"/></text:p>
        <text:p text:style-name="P3">037) El Pazo. 4</text:p>
        <text:p text:style-name="P3">Limón Docena. 1</text:p>
        <text:p text:style-name="P3">Tomate Cherry Kg. 1</text:p>
        <text:p text:style-name="P3">Palta Madura por Kg. 1,5</text:p>
        <text:p text:style-name="P3"><text:s text:c="7"/></text:p>
        <text:p text:style-name="P3"><text:span text:style-name="T2">SUMA FLETE 2</text:span></text:p>
        <text:p text:style-name="P3">Bananas Docena<text:tab/>11</text:p>
        <text:p text:style-name="P3">Huevos Maple<text:tab/>1</text:p>
        <text:p text:style-name="P3">Manzana Verde Kg<text:tab/>1</text:p>
        <text:p text:style-name="P3">Ciruela Kg<text:tab/>2</text:p>
        <text:p text:style-name="P3"><text:soft-page-break/>Durazno Kg<text:tab/>2</text:p>
        <text:p text:style-name="P3">Pomelo Jaula<text:tab/>1,5</text:p>
        <text:p text:style-name="P3">Arándanos bandeja<text:tab/>2</text:p>
        <text:p text:style-name="P3">Menta<text:tab/>3</text:p>
        <text:p text:style-name="P3">Papa bolsa<text:tab/>5</text:p>
        <text:p text:style-name="P3">Cebolla bolsa<text:tab/>1,5</text:p>
        <text:p text:style-name="P3">Tomate cajón<text:tab/>1,5</text:p>
        <text:p text:style-name="P3">Naranja jaula<text:tab/>4,5</text:p>
        <text:p text:style-name="P3">Limón jaula<text:tab/>5</text:p>
        <text:p text:style-name="P3">Zanahoria Atado<text:tab/>1</text:p>
        <text:p text:style-name="P3">Albahaca unidad<text:tab/>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-0.0445in" fo:text-indent="0in" style:auto-text-indent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8.2681in" fo:page-height="11.6929in" style:num-format="1" style:print-orientation="portrait" fo:margin-top="0.1965in" fo:margin-bottom="0.1835in" fo:margin-left="0.3929in" fo:margin-right="0.3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689in" fo:margin-bottom="0.1835in" fo:margin-left="0.3929in" fo:margin-right="0.3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16/01/26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2" meta:paragraph-count="389" meta:word-count="1219" meta:character-count="6242" meta:non-whitespace-character-count="5182"/>
    <meta:generator>LibreOfficeDev/6.0.5.2$Linux_X86_64 LibreOffice_project/</meta:generator>
  </office:meta>
</office:document-meta>
</file>